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OpérationsDTMF" style:family="table">
      <style:table-properties style:width="6.9326in" fo:margin-left="-0.0063in" fo:margin-right="-0.0014in" table:align="margins"/>
    </style:style>
    <style:style style:name="OpérationsDTMF.A" style:family="table-column">
      <style:table-column-properties style:column-width="1.3146in" style:rel-column-width="12424*"/>
    </style:style>
    <style:style style:name="OpérationsDTMF.B" style:family="table-column">
      <style:table-column-properties style:column-width="0.6389in" style:rel-column-width="6037*"/>
    </style:style>
    <style:style style:name="OpérationsDTMF.C" style:family="table-column">
      <style:table-column-properties style:column-width="0.7132in" style:rel-column-width="6741*"/>
    </style:style>
    <style:style style:name="OpérationsDTMF.I" style:family="table-column">
      <style:table-column-properties style:column-width="0.7014in" style:rel-column-width="6628*"/>
    </style:style>
    <style:style style:name="OpérationsDTMF.A1" style:family="table-cell">
      <style:table-cell-properties fo:padding="0.0382in" fo:border-left="0.0007in solid #000000" fo:border-right="none" fo:border-top="0.0007in solid #000000" fo:border-bottom="0.0007in solid #000000"/>
    </style:style>
    <style:style style:name="OpérationsDTMF.I1" style:family="table-cell">
      <style:table-cell-properties fo:padding="0.0382in" fo:border="0.0007in solid #000000"/>
    </style:style>
    <style:style style:name="OpérationsDTMF.A2" style:family="table-cell">
      <style:table-cell-properties fo:padding="0.0382in" fo:border-left="0.0007in solid #000000" fo:border-right="none" fo:border-top="none" fo:border-bottom="0.0007in solid #000000"/>
    </style:style>
    <style:style style:name="OpérationsDTMF.B2" style:family="table-cell">
      <style:table-cell-properties fo:background-color="#ffff99" fo:padding="0.0382in" fo:border-left="0.0007in solid #000000" fo:border-right="none" fo:border-top="none" fo:border-bottom="0.0007in solid #000000">
        <style:background-image/>
      </style:table-cell-properties>
    </style:style>
    <style:style style:name="OpérationsDTMF.I2"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OpérationsDTMF.I5" style:family="table-cell">
      <style:table-cell-properties fo:padding="0.0382in" fo:border-left="0.0007in solid #000000" fo:border-right="0.0007in solid #000000" fo:border-top="none" fo:border-bottom="0.0007in solid #000000"/>
    </style:style>
    <style:style style:name="OpSymbols" style:family="table">
      <style:table-properties style:width="6.0736in" table:align="left"/>
    </style:style>
    <style:style style:name="OpSymbols.A" style:family="table-column">
      <style:table-column-properties style:column-width="2.3083in"/>
    </style:style>
    <style:style style:name="OpSymbols.C" style:family="table-column">
      <style:table-column-properties style:column-width="1.4569in"/>
    </style:style>
    <style:style style:name="OpSymbols.A1" style:family="table-cell">
      <style:table-cell-properties fo:padding="0.0382in" fo:border-left="0.0007in solid #000000" fo:border-right="none" fo:border-top="0.0007in solid #000000" fo:border-bottom="0.0007in solid #000000"/>
    </style:style>
    <style:style style:name="OpSymbols.C1" style:family="table-cell">
      <style:table-cell-properties fo:padding="0.0382in" fo:border="0.0007in solid #000000"/>
    </style:style>
    <style:style style:name="OpSymbols.A2" style:family="table-cell">
      <style:table-cell-properties fo:padding="0.0382in" fo:border-left="0.0007in solid #000000" fo:border-right="none" fo:border-top="none" fo:border-bottom="0.0007in solid #000000"/>
    </style:style>
    <style:style style:name="OpSymbols.B2.2.1" style:family="table-cell">
      <style:table-cell-properties fo:padding="0.0382in" fo:border-left="0.0007in solid #000000" fo:border-right="0.0007in solid #000000" fo:border-top="none" fo:border-bottom="0.0007in solid #000000"/>
    </style:style>
    <style:style style:name="Table1" style:family="table">
      <style:table-properties style:width="1.6201in" table:align="center"/>
    </style:style>
    <style:style style:name="Table1.A" style:family="table-column">
      <style:table-column-properties style:column-width="0.6076in"/>
    </style:style>
    <style:style style:name="Table1.B" style:family="table-column">
      <style:table-column-properties style:column-width="1.0125in"/>
    </style:style>
    <style:style style:name="Table1.1" style:family="table-row">
      <style:table-row-properties style:min-row-height="0.2688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1.6201in" table:align="center"/>
    </style:style>
    <style:style style:name="Table2.A" style:family="table-column">
      <style:table-column-properties style:column-width="0.6076in"/>
    </style:style>
    <style:style style:name="Table2.B" style:family="table-column">
      <style:table-column-properties style:column-width="1.0125in"/>
    </style:style>
    <style:style style:name="Table2.1" style:family="table-row">
      <style:table-row-properties style:min-row-height="0.2688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break-before="page"/>
    </style:style>
    <style:style style:name="P4" style:family="paragraph" style:parent-style-name="Heading_20_2">
      <style:paragraph-properties fo:break-before="page"/>
    </style:style>
    <style:style style:name="P5" style:family="paragraph" style:parent-style-name="Table_20_Contents">
      <style:paragraph-properties fo:background-color="#33cc66">
        <style:background-image/>
      </style:paragraph-properties>
    </style:style>
    <style:style style:name="P6" style:family="paragraph" style:parent-style-name="Table_20_Contents">
      <style:paragraph-properties fo:text-align="center" style:justify-single-word="false"/>
    </style:style>
    <style:style style:name="P7" style:family="paragraph" style:parent-style-name="Text_20_body">
      <style:paragraph-properties fo:margin-left="0.4925in" fo:margin-right="0in" fo:text-indent="0in" style:auto-text-indent="false"/>
      <style:text-properties style:font-name="Courier New" fo:font-size="16pt" fo:font-weight="bold" style:font-size-asian="16pt" style:font-weight-asian="bold" style:font-size-complex="16pt" style:font-weight-complex="bold"/>
    </style:style>
    <style:style style:name="P8" style:family="paragraph" style:parent-style-name="Text_20_body">
      <style:paragraph-properties fo:margin-left="0.4925in" fo:margin-right="0in" fo:text-indent="0in" style:auto-text-indent="false"/>
      <style:text-properties style:font-name="Courier New" fo:font-size="16pt" fo:font-weight="bold" fo:background-color="#ffff00" style:font-size-asian="16pt" style:font-weight-asian="bold" style:font-size-complex="16pt" style:font-weight-complex="bold"/>
    </style:style>
    <style:style style:name="P9" style:family="paragraph" style:parent-style-name="Text_20_body">
      <style:paragraph-properties fo:margin-left="0.4925in" fo:margin-right="0in" fo:text-indent="0in" style:auto-text-indent="false"/>
      <style:text-properties style:font-name="Courier New" fo:font-size="16pt" fo:font-weight="normal" style:font-size-asian="16pt" style:font-weight-asian="normal" style:font-size-complex="16pt" style:font-weight-complex="normal"/>
    </style:style>
    <style:style style:name="P10" style:family="paragraph" style:parent-style-name="Text_20_body">
      <style:paragraph-properties fo:margin-left="0.4925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paragraph-properties fo:margin-left="0in" fo:margin-right="0in" fo:text-indent="0in" style:auto-text-indent="false"/>
      <style:text-properties style:font-name="Times New Roman" fo:font-size="16pt" fo:font-weight="bold" style:font-size-asian="16pt" style:font-weight-asian="bold" style:font-size-complex="16pt" style:font-weight-complex="bold"/>
    </style:style>
    <style:style style:name="P13" style:family="paragraph" style:parent-style-name="Table_20_Heading">
      <style:paragraph-properties fo:text-align="center" style:justify-single-word="false"/>
    </style:style>
    <style:style style:name="P14" style:family="paragraph" style:parent-style-name="Text_20_body" style:list-style-name="L1">
      <style:paragraph-properties fo:margin-left="0.4925in" fo:margin-right="0in" fo:text-indent="0in" style:auto-text-indent="false"/>
      <style:text-properties style:font-name="Courier New" fo:font-size="16pt" fo:font-weight="bold" fo:background-color="#ffff00" style:font-size-asian="16pt" style:font-weight-asian="bold" style:font-size-complex="16pt" style:font-weight-complex="bold"/>
    </style:style>
    <style:style style:name="P15" style:family="paragraph" style:parent-style-name="Text_20_body" style:list-style-name="L1">
      <style:paragraph-properties fo:margin-left="0.4925in" fo:margin-right="0in" fo:text-indent="0in" style:auto-text-indent="false"/>
      <style:text-properties style:font-name="Courier New" fo:font-size="16pt" fo:font-weight="bold" style:font-size-asian="16pt" style:font-weight-asian="bold" style:font-size-complex="16pt" style:font-weight-complex="bold"/>
    </style:style>
    <style:style style:name="P16" style:family="paragraph" style:parent-style-name="Text_20_body" style:list-style-name="L1">
      <style:paragraph-properties fo:margin-left="0.4925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18" style:family="paragraph">
      <style:paragraph-properties fo:text-align="center"/>
    </style:style>
    <style:style style:name="P19" style:family="paragraph">
      <style:paragraph-properties fo:text-align="center"/>
      <style:text-properties fo:font-weight="bold"/>
    </style:style>
    <style:style style:name="T1" style:family="text">
      <style:text-properties fo:font-weight="bol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66"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fill="solid" draw:fill-color="#3deb3d" draw:textarea-horizontal-align="center" draw:textarea-vertical-align="middle" style:run-through="foreground"/>
    </style:style>
    <style:style style:name="gr7" style:family="graphic">
      <style:graphic-properties draw:fill="solid" draw:fill-color="#000000" draw:textarea-horizontal-align="center" draw:textarea-vertical-align="middle" style:run-through="foreground"/>
    </style:style>
    <style:style style:name="gr8" style:family="graphic">
      <style:graphic-properties draw:stroke="none" svg:stroke-color="#000000" draw:fill="none" draw:fill-color="#ffffff" fo:min-height="0.3228in" style:run-through="foreground"/>
    </style:style>
    <style:style style:name="gr9"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ircuit de contrôle de répéteur</text:h>
      <text:p text:style-name="P2">Luc Romain – VE2LRS</text:p>
      <text:p text:style-name="P2">Gatineau, Québec</text:p>
      <text:p text:style-name="P2">Avril 2007</text:p>
      <text:p text:style-name="Standard"/>
      <text:h text:style-name="Heading_20_2" text:outline-level="2">Introduction</text:h>
      <text:p text:style-name="Text_20_body">Le circuit de contrôle de répéteur peut être utilisé pour relier et contrôler jusqu'à trois radios. Une installation typique est l'utilisation d'un radio de lien et de deux radios VHF et UHF reliés à une antenne omnidirectionnelle. Le radio de lien est relié à une antenne directionnelle qui est orientée vers une autre station du réseau. Le radio local est relié à une antenne omnidirectionnelle qui a une couverture locale. Lorsqu'un signal est capté sur un radio (le signal COR est activé), le circuit de contrôle dirige le signal recu vers l'autre radio et active le PTT (Push To Talk) de ce dernier. Le circuit est doté d'un micro-contrôleur PIC 16F690 de même qu'un décodeur DTMF SIS-204. Le décodeur DTMF est relié au signal RX du radio de lien. Certains paramètres du circuit de contrôle peuvent être modifiés lorsque des séquences DTMF spécifiques sont reçues par le radio du lien. Les codes DTMF doivent être transmis à partir d'un radio syntonisé sur la fréquence de réception du radio du lien. Lorsqu'une tonalité DTMF est détectée sur le radio du lien, le code est envoyé au micro-contrôleur. Le circuit de contrôle peut être activé ou désactivé à distance en envoyant une séquence DTMF. </text:p>
      <text:p text:style-name="Text_20_body">Certains radios ont un COR qui est actif haut et d'autres ont un COR qui est active bas. Un radio avec un COR actif haut signifie que le niveau du signal COR est haut lorsqu'un signal est reçu et son niveau est bas dans le cas contraire. Un registre du PIC est utilisé pour contrôler la polarité de chaque radio. Ainsi, un radio avec un COR actif haut et un autre avec un COR actif bas peuvent être reliés au circuit de contrôle simultanément. Une séquence de contrôle peut être envoyée au radio du lien afin de configurer la polarity des radios.</text:p>
      <text:h text:style-name="Heading_20_2" text:outline-level="2">Séquences programmables</text:h>
      <text:p text:style-name="Text_20_body">La méthode d'entrée des codes DTMF consiste à entrer le code « * » afin d'initialiser la vérification de séquence. Le délai entre chaque code DTMF doit être de moins de 3 secondes. Si un délai de plus de 3 secondes est détecté au cours de l'entrée d'une séquence, le micro-contrôleur rejette la séquence reçue. Dans ce cas, l'usager doit recommencer la séquence à partir du charactère « * ».</text:p>
      <text:p text:style-name="Text_20_body">Les séquences mémorisées dans le contrôleur peuvent contenir de 1 à 8 charactères. De plus, chaque séquence peut être reprogrammée. Lorsqu'une séquence est reprogrammée, le contenu de cette séquence est sauvegardée dans le EEPROM du micro-contrôleur. Cette séquence sera ainsi ré-établie dans l'éventualité d'une panne d'alimentation.</text:p>
      <text:p text:style-name="Text_20_body">La table suivante montre les opérations qui peuvent être effectuées par le micro-contrôleur ainsi que les séquences DTMF qui doivent reçues afin de configurer ces opérations. Tel qu'indiqé précédemment, chaque séquence doit d'abord être précédée par le charactère « * ». Dans le cas des séquences d'Activation et de Polarité, la longueur des séquences par défaut est de 5 charactères alors que des séquences de 8 charactères sont utilisées pour les séquences de Reprogrammation et de Réinitialisation. Plus de détails sur chaque opération sont fournis plus bas.</text:p>
      <text:p text:style-name="Text_20_body"/>
      <text:p text:style-name="P3"/>
      <table:table table:name="OpérationsDTMF" table:style-name="OpérationsDTMF">
        <table:table-column table:style-name="OpérationsDTMF.A"/>
        <table:table-column table:style-name="OpérationsDTMF.B"/>
        <table:table-column table:style-name="OpérationsDTMF.C" table:number-columns-repeated="6"/>
        <table:table-column table:style-name="OpérationsDTMF.I"/>
        <table:table-header-rows>
          <table:table-row>
            <table:table-cell table:style-name="OpérationsDTMF.A1" office:value-type="string">
              <text:p text:style-name="Table_20_Heading">Opération</text:p>
            </table:table-cell>
            <table:table-cell table:style-name="OpérationsDTMF.A1" office:value-type="string">
              <text:p text:style-name="Table_20_Heading"/>
            </table:table-cell>
            <table:table-cell table:style-name="OpérationsDTMF.A1" office:value-type="string">
              <text:p text:style-name="Table_20_Heading"/>
            </table:table-cell>
            <table:table-cell table:style-name="OpérationsDTMF.A1" office:value-type="string">
              <text:p text:style-name="Table_20_Heading"/>
            </table:table-cell>
            <table:table-cell table:style-name="OpérationsDTMF.A1" office:value-type="string">
              <text:p text:style-name="Table_20_Heading"/>
            </table:table-cell>
            <table:table-cell table:style-name="OpérationsDTMF.A1" office:value-type="string">
              <text:p text:style-name="Table_20_Heading"/>
            </table:table-cell>
            <table:table-cell table:style-name="OpérationsDTMF.A1" office:value-type="string">
              <text:p text:style-name="Table_20_Heading"/>
            </table:table-cell>
            <table:table-cell table:style-name="OpérationsDTMF.A1" office:value-type="string">
              <text:p text:style-name="Table_20_Heading"/>
            </table:table-cell>
            <table:table-cell table:style-name="OpérationsDTMF.I1" office:value-type="string">
              <text:p text:style-name="Table_20_Heading"/>
            </table:table-cell>
          </table:table-row>
        </table:table-header-rows>
        <table:table-row>
          <table:table-cell table:style-name="OpérationsDTMF.A2" office:value-type="string">
            <text:p text:style-name="P5">Activation</text:p>
          </table:table-cell>
          <table:table-cell table:style-name="OpérationsDTMF.B2" office:value-type="string">
            <text:p text:style-name="Table_20_Contents">3</text:p>
          </table:table-cell>
          <table:table-cell table:style-name="OpérationsDTMF.B2" office:value-type="string">
            <text:p text:style-name="Table_20_Contents">4</text:p>
          </table:table-cell>
          <table:table-cell table:style-name="OpérationsDTMF.B2" office:value-type="string">
            <text:p text:style-name="Table_20_Contents">3</text:p>
          </table:table-cell>
          <table:table-cell table:style-name="OpérationsDTMF.B2" office:value-type="string">
            <text:p text:style-name="Table_20_Contents">9</text:p>
          </table:table-cell>
          <table:table-cell table:style-name="OpérationsDTMF.B2" office:value-type="string">
            <text:p text:style-name="Table_20_Contents">4</text:p>
          </table:table-cell>
          <table:table-cell table:style-name="OpérationsDTMF.B2" office:value-type="string">
            <text:p text:style-name="Table_20_Contents">-</text:p>
          </table:table-cell>
          <table:table-cell table:style-name="OpérationsDTMF.B2" office:value-type="string">
            <text:p text:style-name="Table_20_Contents">-</text:p>
          </table:table-cell>
          <table:table-cell table:style-name="OpérationsDTMF.I2" office:value-type="string">
            <text:p text:style-name="Table_20_Contents">-</text:p>
          </table:table-cell>
        </table:table-row>
        <table:table-row>
          <table:table-cell table:style-name="OpérationsDTMF.A2" office:value-type="string">
            <text:p text:style-name="P5">Polarité</text:p>
          </table:table-cell>
          <table:table-cell table:style-name="OpérationsDTMF.B2" office:value-type="string">
            <text:p text:style-name="Table_20_Contents">3</text:p>
          </table:table-cell>
          <table:table-cell table:style-name="OpérationsDTMF.B2" office:value-type="string">
            <text:p text:style-name="Table_20_Contents">2</text:p>
          </table:table-cell>
          <table:table-cell table:style-name="OpérationsDTMF.B2" office:value-type="string">
            <text:p text:style-name="Table_20_Contents">3</text:p>
          </table:table-cell>
          <table:table-cell table:style-name="OpérationsDTMF.B2" office:value-type="string">
            <text:p text:style-name="Table_20_Contents">3</text:p>
          </table:table-cell>
          <table:table-cell table:style-name="OpérationsDTMF.B2" office:value-type="string">
            <text:p text:style-name="Table_20_Contents">1</text:p>
          </table:table-cell>
          <table:table-cell table:style-name="OpérationsDTMF.B2" office:value-type="string">
            <text:p text:style-name="Table_20_Contents">-</text:p>
          </table:table-cell>
          <table:table-cell table:style-name="OpérationsDTMF.B2" office:value-type="string">
            <text:p text:style-name="Table_20_Contents">-</text:p>
          </table:table-cell>
          <table:table-cell table:style-name="OpérationsDTMF.I2" office:value-type="string">
            <text:p text:style-name="Table_20_Contents">-</text:p>
          </table:table-cell>
        </table:table-row>
        <table:table-row>
          <table:table-cell table:style-name="OpérationsDTMF.A2" office:value-type="string">
            <text:p text:style-name="P5">Reprogrammation</text:p>
          </table:table-cell>
          <table:table-cell table:style-name="OpérationsDTMF.B2" office:value-type="string">
            <text:p text:style-name="Table_20_Contents">5</text:p>
          </table:table-cell>
          <table:table-cell table:style-name="OpérationsDTMF.B2" office:value-type="string">
            <text:p text:style-name="Table_20_Contents">9</text:p>
          </table:table-cell>
          <table:table-cell table:style-name="OpérationsDTMF.B2" office:value-type="string">
            <text:p text:style-name="Table_20_Contents">7</text:p>
          </table:table-cell>
          <table:table-cell table:style-name="OpérationsDTMF.B2" office:value-type="string">
            <text:p text:style-name="Table_20_Contents">1</text:p>
          </table:table-cell>
          <table:table-cell table:style-name="OpérationsDTMF.B2" office:value-type="string">
            <text:p text:style-name="Table_20_Contents">4</text:p>
          </table:table-cell>
          <table:table-cell table:style-name="OpérationsDTMF.B2" office:value-type="string">
            <text:p text:style-name="Table_20_Contents">8</text:p>
          </table:table-cell>
          <table:table-cell table:style-name="OpérationsDTMF.B2" office:value-type="string">
            <text:p text:style-name="Table_20_Contents">3</text:p>
          </table:table-cell>
          <table:table-cell table:style-name="OpérationsDTMF.I2" office:value-type="string">
            <text:p text:style-name="Table_20_Contents">1</text:p>
          </table:table-cell>
        </table:table-row>
        <table:table-row>
          <table:table-cell table:style-name="OpérationsDTMF.A2" office:value-type="string">
            <text:p text:style-name="P5">Réinitialisation</text:p>
          </table:table-cell>
          <table:table-cell table:style-name="OpérationsDTMF.A2" office:value-type="string">
            <text:p text:style-name="P5">1</text:p>
          </table:table-cell>
          <table:table-cell table:style-name="OpérationsDTMF.A2" office:value-type="string">
            <text:p text:style-name="P5">1</text:p>
          </table:table-cell>
          <table:table-cell table:style-name="OpérationsDTMF.A2" office:value-type="string">
            <text:p text:style-name="P5">C</text:p>
          </table:table-cell>
          <table:table-cell table:style-name="OpérationsDTMF.A2" office:value-type="string">
            <text:p text:style-name="P5">1</text:p>
          </table:table-cell>
          <table:table-cell table:style-name="OpérationsDTMF.A2" office:value-type="string">
            <text:p text:style-name="P5">9</text:p>
          </table:table-cell>
          <table:table-cell table:style-name="OpérationsDTMF.A2" office:value-type="string">
            <text:p text:style-name="P5">6</text:p>
          </table:table-cell>
          <table:table-cell table:style-name="OpérationsDTMF.A2" office:value-type="string">
            <text:p text:style-name="P5">7</text:p>
          </table:table-cell>
          <table:table-cell table:style-name="OpérationsDTMF.I5" office:value-type="string">
            <text:p text:style-name="P5">B</text:p>
          </table:table-cell>
        </table:table-row>
      </table:table>
      <text:p text:style-name="Text_20_body"><text:reference-mark text:name="Tableau"/><text:reference-ref text:reference-format="text" text:ref-name="Tableau"/>Tableau 1 : Codes d'accès aux<text:reference-ref text:reference-format="text" text:ref-name="Tableau"/> registres<text:reference-ref text:reference-format="text" text:ref-name="Tableau"/></text:p>
      <text:p text:style-name="Text_20_body">Les cases jaunes dans le tableau ci-haut peuvent être re-programmés.</text:p>
      <text:h text:style-name="Heading_20_2" text:outline-level="2">Fonctionnement des séquences</text:h>
      <text:p text:style-name="Text_20_body">Lorsqu'une séquence est identifiée par le micro-contrôleur, le registre de contrôle correspondant à cette séquence peut être programmé. Le tableau ci-bas indique les registres de contrôle, les codes DTMF ainsi que la description des codes.</text:p>
      <text:p text:style-name="Text_20_body"/>
      <table:table table:name="OpSymbols" table:style-name="OpSymbols">
        <table:table-column table:style-name="OpSymbols.A" table:number-columns-repeated="2"/>
        <table:table-column table:style-name="OpSymbols.C"/>
        <table:table-header-rows>
          <table:table-row>
            <table:table-cell table:style-name="OpSymbols.A1" office:value-type="string">
              <text:p text:style-name="Table_20_Heading">Registre</text:p>
            </table:table-cell>
            <table:table-cell table:style-name="OpSymbols.A1" office:value-type="string">
              <text:p text:style-name="Table_20_Heading">Opération</text:p>
            </table:table-cell>
            <table:table-cell table:style-name="OpSymbols.C1" office:value-type="string">
              <text:p text:style-name="Table_20_Heading">Code DTMF</text:p>
            </table:table-cell>
          </table:table-row>
        </table:table-header-rows>
        <table:table-row>
          <table:table-cell table:style-name="OpSymbols.A2" office:value-type="string">
            <text:p text:style-name="Table_20_Contents">Activation</text:p>
          </table:table-cell>
          <table:table-cell table:number-columns-spanned="2">
            <table:table table:is-sub-table="true">
              <table:table-column table:style-name="OpSymbols.A"/>
              <table:table-column table:style-name="OpSymbols.C"/>
              <table:table-row>
                <table:table-cell table:style-name="OpSymbols.A2" office:value-type="string">
                  <text:p text:style-name="Table_20_Contents">Lien-Local , Local-Lien</text:p>
                </table:table-cell>
                <table:table-cell table:style-name="OpSymbols.B2.2.1" office:value-type="string">
                  <text:p text:style-name="P6">3</text:p>
                </table:table-cell>
              </table:table-row>
              <table:table-row>
                <table:table-cell table:style-name="OpSymbols.A2" office:value-type="string">
                  <text:p text:style-name="Table_20_Contents">Lien vers Local seulement</text:p>
                </table:table-cell>
                <table:table-cell table:style-name="OpSymbols.B2.2.1" office:value-type="string">
                  <text:p text:style-name="P6">2</text:p>
                </table:table-cell>
              </table:table-row>
              <table:table-row>
                <table:table-cell table:style-name="OpSymbols.A2" office:value-type="string">
                  <text:p text:style-name="Table_20_Contents">Local vers Lien seulement</text:p>
                </table:table-cell>
                <table:table-cell table:style-name="OpSymbols.B2.2.1" office:value-type="string">
                  <text:p text:style-name="P6">1</text:p>
                </table:table-cell>
              </table:table-row>
              <table:table-row>
                <table:table-cell table:style-name="OpSymbols.A2" office:value-type="string">
                  <text:p text:style-name="Table_20_Contents">Liens désactivés</text:p>
                </table:table-cell>
                <table:table-cell table:style-name="OpSymbols.B2.2.1" office:value-type="string">
                  <text:p text:style-name="P6">D</text:p>
                </table:table-cell>
              </table:table-row>
            </table:table>
          </table:table-cell>
          <table:covered-table-cell/>
        </table:table-row>
        <table:table-row>
          <table:table-cell table:style-name="OpSymbols.A2" office:value-type="string">
            <text:p text:style-name="Table_20_Contents">Polarité (COR)</text:p>
          </table:table-cell>
          <table:table-cell table:number-columns-spanned="2">
            <table:table table:is-sub-table="true">
              <table:table-column table:style-name="OpSymbols.A"/>
              <table:table-column table:style-name="OpSymbols.C"/>
              <table:table-row>
                <table:table-cell table:style-name="OpSymbols.A2" office:value-type="string">
                  <text:p text:style-name="Table_20_Contents">Lien Haut, Local Haut</text:p>
                </table:table-cell>
                <table:table-cell table:style-name="OpSymbols.B2.2.1" office:value-type="string">
                  <text:p text:style-name="P6">0</text:p>
                </table:table-cell>
              </table:table-row>
              <table:table-row>
                <table:table-cell table:style-name="OpSymbols.A2" office:value-type="string">
                  <text:p text:style-name="Table_20_Contents">Lien Haut, Local Bas</text:p>
                </table:table-cell>
                <table:table-cell table:style-name="OpSymbols.B2.2.1" office:value-type="string">
                  <text:p text:style-name="P6">1</text:p>
                </table:table-cell>
              </table:table-row>
              <table:table-row>
                <table:table-cell table:style-name="OpSymbols.A2" office:value-type="string">
                  <text:p text:style-name="Table_20_Contents">Lien Bas, Local Haut</text:p>
                </table:table-cell>
                <table:table-cell table:style-name="OpSymbols.B2.2.1" office:value-type="string">
                  <text:p text:style-name="P6">2</text:p>
                </table:table-cell>
              </table:table-row>
              <table:table-row>
                <table:table-cell table:style-name="OpSymbols.A2" office:value-type="string">
                  <text:p text:style-name="Table_20_Contents">Lien Bas, Local Bas</text:p>
                </table:table-cell>
                <table:table-cell table:style-name="OpSymbols.B2.2.1" office:value-type="string">
                  <text:p text:style-name="P6">3</text:p>
                </table:table-cell>
              </table:table-row>
            </table:table>
          </table:table-cell>
          <table:covered-table-cell/>
        </table:table-row>
        <table:table-row>
          <table:table-cell table:style-name="OpSymbols.A2" office:value-type="string">
            <text:p text:style-name="Table_20_Contents">Reprogrammation</text:p>
          </table:table-cell>
          <table:table-cell table:number-columns-spanned="2">
            <table:table table:is-sub-table="true">
              <table:table-column table:style-name="OpSymbols.A"/>
              <table:table-column table:style-name="OpSymbols.C"/>
              <table:table-row>
                <table:table-cell table:style-name="OpSymbols.A2" office:value-type="string">
                  <text:p text:style-name="Table_20_Contents">Séquence d'Activation</text:p>
                </table:table-cell>
                <table:table-cell table:style-name="OpSymbols.B2.2.1" office:value-type="string">
                  <text:p text:style-name="P6">1</text:p>
                </table:table-cell>
              </table:table-row>
              <table:table-row>
                <table:table-cell table:style-name="OpSymbols.A2" office:value-type="string">
                  <text:p text:style-name="Table_20_Contents">Séquence de Polarité</text:p>
                </table:table-cell>
                <table:table-cell table:style-name="OpSymbols.B2.2.1" office:value-type="string">
                  <text:p text:style-name="P6">0</text:p>
                </table:table-cell>
              </table:table-row>
              <table:table-row>
                <table:table-cell table:style-name="OpSymbols.A2" office:value-type="string">
                  <text:p text:style-name="Table_20_Contents">Séquence de Reprogrammation</text:p>
                </table:table-cell>
                <table:table-cell table:style-name="OpSymbols.B2.2.1" office:value-type="string">
                  <text:p text:style-name="P6">2</text:p>
                </table:table-cell>
              </table:table-row>
            </table:table>
          </table:table-cell>
          <table:covered-table-cell/>
        </table:table-row>
      </table:table>
      <text:p text:style-name="Text_20_body"><text:reference-ref text:reference-format="text" text:ref-name="Tableau"/>Tableau 2 : Codes de programmations des registres<text:reference-ref text:reference-format="text" text:ref-name="Tableau"/><text:reference-ref text:reference-format="text" text:ref-name="Tableau"/><text:reference-mark text:name="Tableau 2"/></text:p>
      <text:h text:style-name="Heading_20_2" text:outline-level="2"/>
      <text:h text:style-name="P4" text:outline-level="2">Modification du registre d'Activation et de Polarité</text:h>
      <text:p text:style-name="Text_20_body">Les registres d'Activation et de Polarité peuvent être modifiés en composant le « * », suivi de la séquence désirée, suivi du code de contrôle illustré dans le tableau ci-haut. </text:p>
      <text:p text:style-name="Text_20_body">L'exemple suivant montre comment configurer le registre de Polarité. Le radio du lien a un signal COR actif bas et le radio local a un COR qui est actif haut. D'après le tableau ci-haut, le code DTMF à entrer dans le registre de Polarité est « 2 ». Voici la séquence DTMF qui doit être composée:</text:p>
      <text:p text:style-name="P7"/>
      <text:list text:style-name="L1">
        <text:list-header>
          <text:p text:style-name="P14">* 3 2 3 3 1 2</text:p>
          <text:p text:style-name="P15">D |--SEQ--| P</text:p>
        </text:list-header>
      </text:list>
      <text:p text:style-name="P11">Voici la description des symboles utilisés dans l'exemple ci-haut:</text:p>
      <text:p text:style-name="P10">D <text:tab/><text:tab/>Début de séquence <text:s/><text:tab/><text:tab/>*</text:p>
      <text:p text:style-name="P10">SEQ<text:tab/> <text:tab/>Séquence de Polarité <text:tab/><text:tab/>32331</text:p>
      <text:p text:style-name="P10">P<text:tab/><text:tab/>Nouveau code de polarité<text:tab/>2</text:p>
      <text:p text:style-name="P10"/>
      <text:p text:style-name="Text_20_body">Cet exemple montre comment configurer le registre d'Activation. Suite à un problème avec un des radios, nous désirons désactiver les deux radios. D'après le tableau précédent, le code DTMF à entrer dans le registre d'Activation est « D ». Voici la séquence DTMF qui doit être composée:</text:p>
      <text:p text:style-name="P7"/>
      <text:list text:style-name="L1">
        <text:list-header>
          <text:p text:style-name="P14">* 3 4 3 9 4 D</text:p>
          <text:p text:style-name="P15">D |--SEQ--| A</text:p>
        </text:list-header>
      </text:list>
      <text:p text:style-name="P11">Voici la description des symboles utilisés dans l'exemple ci-haut:</text:p>
      <text:p text:style-name="P10">D <text:tab/><text:tab/>Début de séquence <text:s/><text:tab/><text:tab/>*</text:p>
      <text:p text:style-name="P10">SEQ<text:tab/> <text:tab/>Séquence d'Activation <text:tab/>34394</text:p>
      <text:p text:style-name="P10">A<text:tab/><text:tab/>Code d'activation<text:tab/><text:tab/>D</text:p>
      <text:list text:style-name="L1">
        <text:list-item>
          <text:list>
            <text:list-header>
              <text:p text:style-name="P16"/>
            </text:list-header>
          </text:list>
        </text:list-item>
      </text:list>
      <text:h text:style-name="Heading_20_2" text:outline-level="2">Reprogrammation de séquences</text:h>
      <text:p text:style-name="Text_20_body"/>
      <text:p text:style-name="Text_20_body">Les séquences qui sont reprogrammables sont indiquées dans les cases jaunes de la table ci-haut. Ceci s'applique aux séquences d'Activation, de Polarity et de Reprogrammation. Afin de re-programmer une séquence, l'usager doit d'abord composer le « * » suivi de la séquence de Reprogrammation et du code de la séquence à reprogrammer. Ensuite, l'usager peut entrer le code d'accès de la nouvelle séquence. Lorsque la séquence est terminée, la touche «# » est entrée afin d'indiquer la fin de la séquence. Lorsque la fin de la séquences est indiquée au micro-contrôleur, la nouvelle séquence est immédiatement mise en fonction et est également mémorisée dans le EEPROM du micro-contrôleur.</text:p>
      <text:p text:style-name="Text_20_body"><text:s/>Le nouveau code d'accès peut avoir de 1 à 8 caractères. Les charactères « * » et «# » ne peuvent pas <text:soft-page-break/>être utilisés dans les séquences. L'usager doit s'assurer que la nouvelle séquence ne correspond pas à une autre séquence existante. </text:p>
      <text:p text:style-name="Text_20_body">Lors de la reprogrammation de séquence, un délai maximal de 3 secondes entre chaque charactère DTMF doit égelement être respecté.</text:p>
      <text:p text:style-name="Text_20_body"/>
      <text:h text:style-name="Heading_20_3" text:outline-level="3">Exemple:</text:h>
      <text:p text:style-name="Text_20_body"/>
      <text:p text:style-name="Text_20_body">Un usager veut reprogrammer le code d'accès pour l'Activation du contrôleur pour la séquence suivante:</text:p>
      <text:p text:style-name="Text_20_body">4581</text:p>
      <text:p text:style-name="Text_20_body">Voici la séquence DTMF qui doit être entrée:</text:p>
      <text:p text:style-name="Text_20_body"/>
      <text:p text:style-name="P8">* 5 9 7 1 4 8 3 1 1 4 5 8 1 #</text:p>
      <text:p text:style-name="P9">D |----Reprog---| A |--NS-| F</text:p>
      <text:p text:style-name="P12"/>
      <text:p text:style-name="P11">Voici la description des symboles utilisés:</text:p>
      <text:p text:style-name="P11"/>
      <text:p text:style-name="P10">D <text:tab/><text:tab/>Début de séquence <text:s/><text:tab/><text:tab/>*</text:p>
      <text:p text:style-name="P10">Reprog <text:tab/>Code de reprogrammation <text:tab/>59714831</text:p>
      <text:p text:style-name="P10">A <text:tab/><text:tab/>Accès au registre d'Activation<text:tab/>1</text:p>
      <text:p text:style-name="P10">NS <text:tab/><text:tab/>Nouvelle séquence<text:tab/><text:tab/><text:tab/>4581</text:p>
      <text:p text:style-name="P10">F <text:tab/><text:tab/>Fin de la preprogrammation<text:tab/><text:tab/>#</text:p>
      <text:p text:style-name="P10"/>
      <text:h text:style-name="Heading_20_2" text:outline-level="2">Ré-initialisation des codes d'accès</text:h>
      <text:p text:style-name="P11">Dans l'éventualité où les codes d'accès ont été oubliés, il est possible de ré-initialiser les codes d'accès aux valeurs spécifiés dans le tableau 1. Dans le cas de la ré-initialisation les codes d'accès sont mémorisés dans la mémoire RAM du micro-contrôleur. Les séquences contenues dans la mémoire RAM du micro-contrôleur sont perdues lors d'une panne de courant. Les codes d'accès sauvegardés dans la mémoire EEPROM du micro-contrôleur seront initialisés dans la mémoire RAM lorsque le courant sera ré-établi. Il est donc recommandé d'effectuer une reprogrammation des séquences désirées afin que ces dernières soient sauvegardées dans la mémoire EEPROM. Il est important de noter qu'il est impossible de re-programmer la séquence de ré-initialisation. Voici la séquence DTMF qui doit être composée afin d'effectuer une ré-initialisation:</text:p>
      <text:p text:style-name="P11"/>
      <text:p text:style-name="P8">* 1 1 C 1 9 6 7 B</text:p>
      <text:h text:style-name="Heading_20_2" text:outline-level="2"><text:soft-page-break/>Schéma du système</text:h>
      <text:p text:style-name="Text_20_body">Voici un schéma indiquant l'emplacement des connecteurs du circuit.</text:p>
      <text:p text:style-name="Text_20_body"/>
      <text:p text:style-name="Text_20_body"><draw:g text:anchor-type="paragraph" draw:z-index="6" draw:style-name="gr4"><draw:g draw:style-name="gr5"><draw:circle draw:style-name="gr6" draw:text-style-name="P18" svg:width="0.7815in" svg:height="0.7815in" svg:x="4.0681in" svg:y="0.2866in"><text:p/></draw:circle><draw:g draw:style-name="gr5"><draw:circle draw:style-name="gr7" draw:text-style-name="P18" svg:width="0.115in" svg:height="0.115in" svg:x="4.2346in" svg:y="0.8075in"><text:p/></draw:circle><draw:circle draw:style-name="gr7" draw:text-style-name="P18" svg:width="0.115in" svg:height="0.115in" svg:x="4.589in" svg:y="0.8075in"><text:p/></draw:circle><draw:circle draw:style-name="gr7" draw:text-style-name="P18" svg:width="0.115in" svg:height="0.115in" svg:x="4.2346in" svg:y="0.8075in"><text:p/></draw:circle><draw:circle draw:style-name="gr7" draw:text-style-name="P18" svg:width="0.115in" svg:height="0.115in" svg:x="4.2346in" svg:y="0.4327in"><text:p/></draw:circle><draw:circle draw:style-name="gr7" draw:text-style-name="P18" svg:width="0.115in" svg:height="0.115in" svg:x="4.589in" svg:y="0.4327in"><text:p/></draw:circle><draw:circle draw:style-name="gr7" draw:text-style-name="P18" svg:width="0.115in" svg:height="0.115in" svg:x="4.2346in" svg:y="0.4327in"><text:p/></draw:circle></draw:g></draw:g><draw:frame draw:style-name="gr8" svg:width="0.1669in" svg:height="0.3232in" svg:x="4.0681in" svg:y="0.224in"><draw:text-box><text:p>1</text:p></draw:text-box></draw:frame><draw:frame draw:style-name="gr8" svg:width="0.1669in" svg:height="0.3232in" svg:x="4.7555in" svg:y="0.2138in"><draw:text-box><text:p>4</text:p></draw:text-box></draw:frame><draw:frame draw:style-name="gr8" svg:width="0.1669in" svg:height="0.3232in" svg:x="4.7555in" svg:y="0.922in"><draw:text-box><text:p>3</text:p></draw:text-box></draw:frame><draw:frame draw:style-name="gr8" svg:width="0.1669in" svg:height="0.3232in" svg:x="4.0681in" svg:y="0.922in"><draw:text-box><text:p>2</text:p></draw:text-box></draw:frame></draw:g><draw:g text:anchor-type="paragraph" draw:z-index="5" draw:style-name="gr4"><draw:g draw:style-name="gr5"><draw:circle draw:style-name="gr6" draw:text-style-name="P18" svg:width="0.7815in" svg:height="0.7815in" svg:x="5.3909in" svg:y="0.2972in"><text:p/></draw:circle><draw:g draw:style-name="gr5"><draw:circle draw:style-name="gr7" draw:text-style-name="P18" svg:width="0.115in" svg:height="0.115in" svg:x="5.5575in" svg:y="0.8181in"><text:p/></draw:circle><draw:circle draw:style-name="gr7" draw:text-style-name="P18" svg:width="0.115in" svg:height="0.115in" svg:x="5.9118in" svg:y="0.8181in"><text:p/></draw:circle><draw:circle draw:style-name="gr7" draw:text-style-name="P18" svg:width="0.115in" svg:height="0.115in" svg:x="5.5575in" svg:y="0.8181in"><text:p/></draw:circle><draw:circle draw:style-name="gr7" draw:text-style-name="P18" svg:width="0.115in" svg:height="0.115in" svg:x="5.5575in" svg:y="0.4433in"><text:p/></draw:circle><draw:circle draw:style-name="gr7" draw:text-style-name="P18" svg:width="0.115in" svg:height="0.115in" svg:x="5.9118in" svg:y="0.4433in"><text:p/></draw:circle><draw:circle draw:style-name="gr7" draw:text-style-name="P18" svg:width="0.115in" svg:height="0.115in" svg:x="5.5575in" svg:y="0.4433in"><text:p/></draw:circle></draw:g></draw:g><draw:frame draw:style-name="gr8" svg:width="0.1669in" svg:height="0.3232in" svg:x="5.3909in" svg:y="0.2346in"><draw:text-box><text:p>1</text:p></draw:text-box></draw:frame><draw:frame draw:style-name="gr8" svg:width="0.1669in" svg:height="0.3232in" svg:x="6.0783in" svg:y="0.2244in"><draw:text-box><text:p>4</text:p></draw:text-box></draw:frame><draw:frame draw:style-name="gr8" svg:width="0.1669in" svg:height="0.3232in" svg:x="6.0783in" svg:y="0.9327in"><draw:text-box><text:p>3</text:p></draw:text-box></draw:frame><draw:frame draw:style-name="gr8" svg:width="0.1669in" svg:height="0.3232in" svg:x="5.3909in" svg:y="0.9327in"><draw:text-box><text:p>2</text:p></draw:text-box></draw:frame></draw:g><draw:g text:anchor-type="paragraph" draw:z-index="4" draw:style-name="gr4"><draw:g draw:style-name="gr5"><draw:circle draw:style-name="gr6" draw:text-style-name="P18" svg:width="0.7815in" svg:height="0.7815in" svg:x="2.2972in" svg:y="0.3075in"><text:p/></draw:circle><draw:g draw:style-name="gr5"><draw:circle draw:style-name="gr7" draw:text-style-name="P18" svg:width="0.115in" svg:height="0.115in" svg:x="2.4638in" svg:y="0.8283in"><text:p/></draw:circle><draw:circle draw:style-name="gr7" draw:text-style-name="P18" svg:width="0.115in" svg:height="0.115in" svg:x="2.8181in" svg:y="0.8283in"><text:p/></draw:circle><draw:circle draw:style-name="gr7" draw:text-style-name="P18" svg:width="0.115in" svg:height="0.115in" svg:x="2.4638in" svg:y="0.8283in"><text:p/></draw:circle><draw:circle draw:style-name="gr7" draw:text-style-name="P18" svg:width="0.115in" svg:height="0.115in" svg:x="2.4638in" svg:y="0.4535in"><text:p/></draw:circle><draw:circle draw:style-name="gr7" draw:text-style-name="P18" svg:width="0.115in" svg:height="0.115in" svg:x="2.8181in" svg:y="0.4535in"><text:p/></draw:circle><draw:circle draw:style-name="gr7" draw:text-style-name="P18" svg:width="0.115in" svg:height="0.115in" svg:x="2.4638in" svg:y="0.4535in"><text:p/></draw:circle></draw:g></draw:g><draw:frame draw:style-name="gr8" svg:width="0.1669in" svg:height="0.3232in" svg:x="2.2972in" svg:y="0.2449in"><draw:text-box><text:p>1</text:p></draw:text-box></draw:frame><draw:frame draw:style-name="gr8" svg:width="0.1669in" svg:height="0.3232in" svg:x="2.9846in" svg:y="0.2346in"><draw:text-box><text:p>4</text:p></draw:text-box></draw:frame><draw:frame draw:style-name="gr8" svg:width="0.1669in" svg:height="0.3232in" svg:x="2.9846in" svg:y="0.9429in"><draw:text-box><text:p>3</text:p></draw:text-box></draw:frame><draw:frame draw:style-name="gr8" svg:width="0.1669in" svg:height="0.3232in" svg:x="2.2972in" svg:y="0.9429in"><draw:text-box><text:p>2</text:p></draw:text-box></draw:frame></draw:g><draw:g text:anchor-type="paragraph" draw:z-index="3" draw:style-name="gr4"><draw:g draw:style-name="gr5"><draw:circle draw:style-name="gr6" draw:text-style-name="P18" svg:width="0.7815in" svg:height="0.7815in" svg:x="1.1307in" svg:y="0.2866in"><text:p/></draw:circle><draw:g draw:style-name="gr5"><draw:circle draw:style-name="gr7" draw:text-style-name="P18" svg:width="0.115in" svg:height="0.115in" svg:x="1.2972in" svg:y="0.8075in"><text:p/></draw:circle><draw:circle draw:style-name="gr7" draw:text-style-name="P18" svg:width="0.115in" svg:height="0.115in" svg:x="1.6516in" svg:y="0.8075in"><text:p/></draw:circle><draw:circle draw:style-name="gr7" draw:text-style-name="P18" svg:width="0.115in" svg:height="0.115in" svg:x="1.2972in" svg:y="0.8075in"><text:p/></draw:circle><draw:circle draw:style-name="gr7" draw:text-style-name="P18" svg:width="0.115in" svg:height="0.115in" svg:x="1.2972in" svg:y="0.4327in"><text:p/></draw:circle><draw:circle draw:style-name="gr7" draw:text-style-name="P18" svg:width="0.115in" svg:height="0.115in" svg:x="1.6516in" svg:y="0.4327in"><text:p/></draw:circle><draw:circle draw:style-name="gr7" draw:text-style-name="P18" svg:width="0.115in" svg:height="0.115in" svg:x="1.2972in" svg:y="0.4327in"><text:p/></draw:circle></draw:g></draw:g><draw:frame draw:style-name="gr8" svg:width="0.1669in" svg:height="0.3232in" svg:x="1.1307in" svg:y="0.224in"><draw:text-box><text:p>1</text:p></draw:text-box></draw:frame><draw:frame draw:style-name="gr8" svg:width="0.1669in" svg:height="0.3232in" svg:x="1.8181in" svg:y="0.2138in"><draw:text-box><text:p>4</text:p></draw:text-box></draw:frame><draw:frame draw:style-name="gr8" svg:width="0.1669in" svg:height="0.3232in" svg:x="1.8181in" svg:y="0.922in"><draw:text-box><text:p>3</text:p></draw:text-box></draw:frame><draw:frame draw:style-name="gr8" svg:width="0.1669in" svg:height="0.3232in" svg:x="1.1307in" svg:y="0.922in"><draw:text-box><text:p>2</text:p></draw:text-box></draw:frame></draw:g><draw:frame text:anchor-type="paragraph" draw:z-index="15" draw:style-name="gr3" draw:text-style-name="P19" svg:width="0.5524in" svg:height="0.4898in" svg:x="5.5264in" svg:y="1.7138in"><draw:text-box><text:p text:style-name="P18"><text:span text:style-name="T1">Local</text:span></text:p><text:p text:style-name="P18"><text:span text:style-name="T1">RX</text:span></text:p></draw:text-box></draw:frame><draw:frame text:anchor-type="paragraph" draw:z-index="14" draw:style-name="gr3" draw:text-style-name="P19" svg:width="0.5524in" svg:height="0.4898in" svg:x="1.2346in" svg:y="1.7138in"><draw:text-box><text:p text:style-name="P18"><text:span text:style-name="T1">Lien</text:span></text:p><text:p text:style-name="P18"><text:span text:style-name="T1">RX</text:span></text:p></draw:text-box></draw:frame><draw:frame text:anchor-type="paragraph" draw:z-index="13" draw:style-name="gr3" draw:text-style-name="P19" svg:width="0.5524in" svg:height="0.4898in" svg:x="4.1618in" svg:y="1.7138in"><draw:text-box><text:p text:style-name="P18"><text:span text:style-name="T1">Local</text:span></text:p><text:p text:style-name="P18"><text:span text:style-name="T1">RX</text:span></text:p></draw:text-box></draw:frame><draw:frame text:anchor-type="paragraph" draw:z-index="12" draw:style-name="gr3" draw:text-style-name="P19" svg:width="0.5524in" svg:height="0.4898in" svg:x="2.422in" svg:y="1.7138in"><draw:text-box><text:p text:style-name="P18"><text:span text:style-name="T1">Lien</text:span></text:p><text:p text:style-name="P18"><text:span text:style-name="T1">TX</text:span></text:p></draw:text-box></draw:frame><draw:line text:anchor-type="paragraph" draw:z-index="11" draw:style-name="gr10" draw:text-style-name="P18" svg:x1="5.7953in" svg:y1="1.672in" svg:x2="5.7953in" svg:y2="1.1547in"><text:p/></draw:line><draw:line text:anchor-type="paragraph" draw:z-index="10" draw:style-name="gr9" draw:text-style-name="P18" svg:x1="4.4618in" svg:y1="1.672in" svg:x2="4.4618in" svg:y2="1.1547in"><text:p/></draw:line><draw:line text:anchor-type="paragraph" draw:z-index="9" draw:style-name="gr10" draw:text-style-name="P18" svg:x1="2.6909in" svg:y1="1.672in" svg:x2="2.6909in" svg:y2="1.1547in"><text:p/></draw:line><draw:line text:anchor-type="paragraph" draw:z-index="8" draw:style-name="gr9" draw:text-style-name="P18" svg:x1="1.4929in" svg:y1="1.672in" svg:x2="1.4929in" svg:y2="1.1547in"><text:p/></draw:line><draw:line text:anchor-type="paragraph" draw:z-index="7" draw:style-name="gr9" draw:text-style-name="P18" svg:x1="0.6807in" svg:y1="1.6591in" svg:x2="0.6807in" svg:y2="1.0091in"><text:p/></draw:line><draw:frame text:anchor-type="paragraph" draw:z-index="2" draw:style-name="gr3" draw:text-style-name="P19" svg:width="0.5524in" svg:height="0.4898in" svg:x="0.4016in" svg:y="1.6516in"><draw:text-box><text:p text:style-name="P18"><text:span text:style-name="T1">Entrée</text:span></text:p><text:p text:style-name="P18"><text:span text:style-name="T1">12V</text:span></text:p></draw:text-box></draw:frame><draw:custom-shape text:anchor-type="paragraph" draw:z-index="1" draw:style-name="gr2" draw:text-style-name="P18" svg:width="0.1878in" svg:height="0.1878in" svg:x="0.589in" svg:y="0.6929in"><text:p/><draw:enhanced-geometry svg:viewBox="0 0 21600 21600" draw:glue-points="10800 0 3160 3160 0 10800 3160 18440 10800 21600 18440 18440 21600 10800 18440 3160" draw:text-areas="3200 3200 18400 18400" draw:type="ellipse"/></draw:custom-shape><draw:rect text:anchor-type="paragraph" draw:z-index="0" draw:style-name="gr1" draw:text-style-name="P18" svg:width="6.4169in" svg:height="1.198in" svg:x="0.2866in" svg:y="0.1307in"><text:p/></draw:rec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Description des broches des connecteurs:</text:h>
      <text:p text:style-name="Text_20_body"/>
      <text:p text:style-name="Text_20_body">Connecteurs RX (Réception des radios de Lien et Local):</text:p>
      <text:p text:style-name="Text_20_body"><text:tab/></text:p>
      <table:table table:name="Table1" table:style-name="Table1">
        <table:table-column table:style-name="Table1.A"/>
        <table:table-column table:style-name="Table1.B"/>
        <table:table-header-rows>
          <table:table-row table:style-name="Table1.1">
            <table:table-cell table:style-name="Table1.A1" office:value-type="string">
              <text:p text:style-name="P13">Broche</text:p>
            </table:table-cell>
            <table:table-cell table:style-name="Table1.B1" office:value-type="string">
              <text:p text:style-name="P13">Description</text:p>
            </table:table-cell>
          </table:table-row>
        </table:table-header-rows>
        <table:table-row table:style-name="Table1.1">
          <table:table-cell table:style-name="Table1.A2" office:value-type="string">
            <text:p text:style-name="P6">1</text:p>
          </table:table-cell>
          <table:table-cell table:style-name="Table1.B2" office:value-type="string">
            <text:p text:style-name="P6">RX Audio</text:p>
          </table:table-cell>
        </table:table-row>
        <table:table-row table:style-name="Table1.1">
          <table:table-cell table:style-name="Table1.A2" office:value-type="string">
            <text:p text:style-name="P6">2</text:p>
          </table:table-cell>
          <table:table-cell table:style-name="Table1.B2" office:value-type="string">
            <text:p text:style-name="P6">Ground</text:p>
          </table:table-cell>
        </table:table-row>
        <table:table-row table:style-name="Table1.1">
          <table:table-cell table:style-name="Table1.A2" office:value-type="string">
            <text:p text:style-name="P6">3</text:p>
          </table:table-cell>
          <table:table-cell table:style-name="Table1.B2" office:value-type="string">
            <text:p text:style-name="P6">Non connecté</text:p>
          </table:table-cell>
        </table:table-row>
        <table:table-row table:style-name="Table1.1">
          <table:table-cell table:style-name="Table1.A2" office:value-type="string">
            <text:p text:style-name="P6">4</text:p>
          </table:table-cell>
          <table:table-cell table:style-name="Table1.B2" office:value-type="string">
            <text:p text:style-name="P6">COR</text:p>
          </table:table-cell>
        </table:table-row>
      </table:table>
      <text:p text:style-name="Text_20_body"/>
      <text:p text:style-name="Text_20_body">Connecteurs TX (Transmission des radios Lien et Local):</text:p>
      <text:p text:style-name="Text_20_body"/>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3">Broche</text:p>
            </table:table-cell>
            <table:table-cell table:style-name="Table2.B1" office:value-type="string">
              <text:p text:style-name="P13">Description</text:p>
            </table:table-cell>
          </table:table-row>
        </table:table-header-rows>
        <table:table-row table:style-name="Table2.1">
          <table:table-cell table:style-name="Table2.A2" office:value-type="string">
            <text:p text:style-name="P6">1</text:p>
          </table:table-cell>
          <table:table-cell table:style-name="Table2.B2" office:value-type="string">
            <text:p text:style-name="P6">TX Audio</text:p>
          </table:table-cell>
        </table:table-row>
        <table:table-row table:style-name="Table2.1">
          <table:table-cell table:style-name="Table2.A2" office:value-type="string">
            <text:p text:style-name="P6">2</text:p>
          </table:table-cell>
          <table:table-cell table:style-name="Table2.B2" office:value-type="string">
            <text:p text:style-name="P6">Ground</text:p>
          </table:table-cell>
        </table:table-row>
        <table:table-row table:style-name="Table2.1">
          <table:table-cell table:style-name="Table2.A2" office:value-type="string">
            <text:p text:style-name="P6">3</text:p>
          </table:table-cell>
          <table:table-cell table:style-name="Table2.B2" office:value-type="string">
            <text:p text:style-name="P6">Non connecté</text:p>
          </table:table-cell>
        </table:table-row>
        <table:table-row table:style-name="Table2.1">
          <table:table-cell table:style-name="Table2.A2" office:value-type="string">
            <text:p text:style-name="P6">4</text:p>
          </table:table-cell>
          <table:table-cell table:style-name="Table2.B2" office:value-type="string">
            <text:p text:style-name="P6">PT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7-04-13T20:15:31</meta:creation-date>
    <dc:creator>Luc Romain</dc:creator>
    <dc:date>2008-04-01T22:23:56</dc:date>
    <dc:language>fr-CA</dc:language>
    <meta:editing-cycles>20</meta:editing-cycles>
    <meta:editing-duration>PT2H26M10S</meta:editing-duration>
    <meta:user-defined meta:name="Info 1"/>
    <meta:user-defined meta:name="Info 2"/>
    <meta:user-defined meta:name="Info 3"/>
    <meta:user-defined meta:name="Info 4"/>
    <meta:document-statistic meta:table-count="4" meta:image-count="0" meta:object-count="0" meta:page-count="5" meta:paragraph-count="142" meta:word-count="1317" meta:character-count="7874"/>
  </office:meta>
</office:document-meta>
</file>